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VA-マティス-クラシック EB" svg:font-family="'EVA-マティス-クラシック 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33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99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99cm" fo:min-width="0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2.155cm"/>
    </style:style>
    <style:style style:name="gr5" style:family="graphic" style:parent-style-name="standard">
      <style:graphic-properties draw:stroke="none" svg:stroke-color="#000000" draw:fill="none" draw:fill-color="#ffffff" fo:min-height="0.3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EVA-マティス-クラシック EB"/>
    </style:style>
    <style:style style:name="P3" style:family="paragraph">
      <loext:graphic-properties draw:fill="none"/>
      <style:paragraph-properties fo:text-align="center"/>
      <style:text-properties style:font-name="EVA-マティス-クラシック EB" fo:font-size="9pt" style:font-size-asian="9pt" style:font-size-complex="9pt"/>
    </style:style>
    <style:style style:name="P4" style:family="paragraph">
      <style:text-properties style:font-name="EVA-マティス-クラシック EB" fo:font-size="10pt" style:font-name-asian="EVA-マティス-クラシック EB" style:font-size-asian="10pt" style:font-size-complex="10pt"/>
    </style:style>
    <style:style style:name="P5" style:family="paragraph">
      <loext:graphic-properties draw:fill="none" draw:fill-color="#ffffff"/>
      <style:text-properties style:font-name="EVA-マティス-クラシック EB" fo:font-size="10pt" style:font-name-asian="EVA-マティス-クラシック EB" style:font-size-asian="10pt" style:font-size-complex="10pt"/>
    </style:style>
    <style:style style:name="P6" style:family="paragraph">
      <style:text-properties style:font-name="EVA-マティス-クラシック EB" fo:font-size="6pt" style:font-name-asian="EVA-マティス-クラシック EB" style:font-size-asian="6pt" style:font-size-complex="6pt"/>
    </style:style>
    <style:style style:name="P7" style:family="paragraph">
      <loext:graphic-properties draw:fill="none" draw:fill-color="#ffffff"/>
      <style:text-properties style:font-name="EVA-マティス-クラシック EB" fo:font-size="6pt" style:font-name-asian="EVA-マティス-クラシック EB" style:font-size-asian="6pt" style:font-size-complex="6pt"/>
    </style:style>
    <style:style style:name="T1" style:family="text">
      <style:text-properties style:font-name="EVA-マティス-クラシック EB" fo:font-size="9pt" style:font-size-asian="9pt" style:font-size-complex="9pt"/>
    </style:style>
    <style:style style:name="T2" style:family="text">
      <style:text-properties style:font-name="EVA-マティス-クラシック EB" fo:font-size="10pt" style:font-name-asian="EVA-マティス-クラシック EB" style:font-size-asian="10pt" style:font-size-complex="10pt"/>
    </style:style>
    <style:style style:name="T3" style:family="text">
      <style:text-properties style:font-name="EVA-マティス-クラシック EB" fo:font-size="6pt" style:font-name-asian="EVA-マティス-クラシック EB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0.383cm" svg:height="0.383cm" svg:x="1.649cm" svg:y="1.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1.649cm" svg:y="1.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1.649cm" svg:y="1.87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456cm" svg:height="2.405cm" svg:x="3.36cm" svg:y="1.325cm">
          <draw:text-box>
            <text:p text:style-name="P4"><text:span text:style-name="T2">col</text:span><text:span text:style-name="T2">テーブルの</text:span></text:p>
            <text:p text:style-name="P4"><text:span text:style-name="T2">自己外部結合で</text:span></text:p>
            <text:p text:style-name="P4"><text:span text:style-name="T2">盤面をあらわす</text:span></text:p>
          </draw:text-box>
        </draw:frame>
        <draw:custom-shape draw:style-name="gr3" draw:text-style-name="P3" draw:layer="layout" svg:width="0.383cm" svg:height="0.383cm" svg:x="1.649cm" svg:y="2.27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1.649cm" svg:y="2.67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1.649cm" svg:y="3.07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2.049cm" svg:y="1.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2.049cm" svg:y="1.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2.049cm" svg:y="1.87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2.049cm" svg:y="2.27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2.049cm" svg:y="2.67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2.049cm" svg:y="3.07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2.449cm" svg:y="1.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2.449cm" svg:y="1.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2.449cm" svg:y="1.87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2.449cm" svg:y="2.27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2.449cm" svg:y="2.67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2.449cm" svg:y="3.07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2.849cm" svg:y="1.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2.849cm" svg:y="1.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2.849cm" svg:y="1.87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2.849cm" svg:y="2.27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2.849cm" svg:y="2.67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2.849cm" svg:y="3.07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0.789cm" svg:height="0.565cm" svg:x="1.511cm" svg:y="1.423cm">
          <draw:text-box>
            <text:p text:style-name="P6"><text:span text:style-name="T3">t1</text:span></text:p>
          </draw:text-box>
        </draw:frame>
        <draw:custom-shape draw:style-name="gr2" draw:text-style-name="P1" draw:layer="layout" svg:width="0.383cm" svg:height="0.383cm" svg:x="1.649cm" svg:y="1.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1.649cm" svg:y="1.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1.649cm" svg:y="1.87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1.649cm" svg:y="2.27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1.649cm" svg:y="2.67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1.649cm" svg:y="3.07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0.789cm" svg:height="0.565cm" svg:x="1.893cm" svg:y="1.437cm">
          <draw:text-box>
            <text:p text:style-name="P6"><text:span text:style-name="T3">t2</text:span></text:p>
          </draw:text-box>
        </draw:frame>
        <draw:frame draw:style-name="gr5" draw:text-style-name="P7" draw:layer="layout" svg:width="0.789cm" svg:height="0.565cm" svg:x="2.266cm" svg:y="1.451cm">
          <draw:text-box>
            <text:p text:style-name="P6"><text:span text:style-name="T3">t3</text:span></text:p>
          </draw:text-box>
        </draw:frame>
        <draw:frame draw:style-name="gr5" draw:text-style-name="P7" draw:layer="layout" svg:width="0.789cm" svg:height="0.565cm" svg:x="2.712cm" svg:y="1.437cm">
          <draw:text-box>
            <text:p text:style-name="P6"><text:span text:style-name="T3">t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VA-マティス-クラシック EB" svg:font-family="'EVA-マティス-クラシック 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04:59:50.982000000</meta:creation-date>
    <dc:date>2019-09-18T05:22:50.485000000</dc:date>
    <meta:editing-duration>PT6M51S</meta:editing-duration>
    <meta:editing-cycles>3</meta:editing-cycles>
    <meta:generator>LibreOffice/5.4.4.2$Windows_X86_64 LibreOffice_project/2524958677847fb3bb44820e40380acbe820f960</meta:generator>
    <meta:document-statistic meta:object-count="35"/>
  </office:meta>
</office:document-meta>
</file>